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2.424cm"/>
    </style:style>
    <style:style style:name="co6" style:family="table-column">
      <style:table-column-properties fo:break-before="auto" style:column-width="7.461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914cm"/>
    </style:style>
    <style:style style:name="co11" style:family="table-column">
      <style:table-column-properties fo:break-before="auto" style:column-width="3.403cm"/>
    </style:style>
    <style:style style:name="co12" style:family="table-column">
      <style:table-column-properties fo:break-before="auto" style:column-width="7.38cm"/>
    </style:style>
    <style:style style:name="co13" style:family="table-column">
      <style:table-column-properties fo:break-before="auto" style:column-width="1.797cm"/>
    </style:style>
    <style:style style:name="co14" style:family="table-column">
      <style:table-column-properties fo:break-before="auto" style:column-width="2.545cm"/>
    </style:style>
    <style:style style:name="co15" style:family="table-column">
      <style:table-column-properties fo:break-before="auto" style:column-width="6.265cm"/>
    </style:style>
    <style:style style:name="co16" style:family="table-column">
      <style:table-column-properties fo:break-before="auto" style:column-width="2.741cm"/>
    </style:style>
    <style:style style:name="co17" style:family="table-column">
      <style:table-column-properties fo:break-before="auto" style:column-width="7.244cm"/>
    </style:style>
    <style:style style:name="co18" style:family="table-column">
      <style:table-column-properties fo:break-before="auto" style:column-width="3.24cm"/>
    </style:style>
    <style:style style:name="co19" style:family="table-column">
      <style:table-column-properties fo:break-before="auto" style:column-width="3.161cm"/>
    </style:style>
    <style:style style:name="co20" style:family="table-column">
      <style:table-column-properties fo:break-before="auto" style:column-width="3.328cm"/>
    </style:style>
    <style:style style:name="co21" style:family="table-column">
      <style:table-column-properties fo:break-before="auto" style:column-width="1.314cm"/>
    </style:style>
    <style:style style:name="co22" style:family="table-column">
      <style:table-column-properties fo:break-before="auto" style:column-width="6.322cm"/>
    </style:style>
    <style:style style:name="co23" style:family="table-column">
      <style:table-column-properties fo:break-before="auto" style:column-width="2.993cm"/>
    </style:style>
    <style:style style:name="co24" style:family="table-column">
      <style:table-column-properties fo:break-before="auto" style:column-width="2.656cm"/>
    </style:style>
    <style:style style:name="co25" style:family="table-column">
      <style:table-column-properties fo:break-before="auto" style:column-width="2.88cm"/>
    </style:style>
    <style:style style:name="co26" style:family="table-column">
      <style:table-column-properties fo:break-before="auto" style:column-width="1.566cm"/>
    </style:style>
    <style:style style:name="co27" style:family="table-column">
      <style:table-column-properties fo:break-before="auto" style:column-width="2.154cm"/>
    </style:style>
    <style:style style:name="co28" style:family="table-column">
      <style:table-column-properties fo:break-before="auto" style:column-width="2.574cm"/>
    </style:style>
    <style:style style:name="co29" style:family="table-column">
      <style:table-column-properties fo:break-before="auto" style:column-width="1.774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512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1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2" style:family="table-cell" style:parent-style-name="Default" style:data-style-name="N512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font-name="Arial1" style:font-name-asian="WenQuanYi Micro Hei" style:font-name-complex="Lohit Hindi"/>
    </style:style>
    <style:style style:name="ce15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38">
      <style:table-cell-properties style:glyph-orientation-vertical="0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8" style:family="table-cell" style:parent-style-name="Default" style:data-style-name="N138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9" style:family="table-cell" style:parent-style-name="Default" style:data-style-name="N138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0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1" style:family="table-cell" style:parent-style-name="Default" style:data-style-name="N13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2">
      <style:table-cell-properties style:glyph-orientation-vertical="0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5" style:family="table-cell" style:parent-style-name="Default" style:data-style-name="N2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26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8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9" style:family="table-cell" style:parent-style-name="Default" style:data-style-name="N2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33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4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40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19"/>
        <table:table-column table:style-name="co8" table:default-cell-style-name="ce26"/>
        <table:table-column table:style-name="co9" table:default-cell-style-name="ce8"/>
        <table:table-column table:style-name="co10" table:default-cell-style-name="ce26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2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7" table:default-cell-style-name="ce8"/>
        <table:table-column table:style-name="co19" table:default-cell-style-name="ce8"/>
        <table:table-column table:style-name="co20" table:default-cell-style-name="ce8"/>
        <table:table-column table:style-name="co16" table:default-cell-style-name="ce8"/>
        <table:table-column table:style-name="co21" table:default-cell-style-name="ce8"/>
        <table:table-column table:style-name="co22" table:default-cell-style-name="ce8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8"/>
        <table:table-column table:style-name="co27" table:default-cell-style-name="ce8"/>
        <table:table-column table:style-name="co28" table:default-cell-style-name="ce8"/>
        <table:table-column table:style-name="co26" table:default-cell-style-name="ce8"/>
        <table:table-column table:style-name="co27" table:default-cell-style-name="ce8"/>
        <table:table-column table:style-name="co16" table:number-columns-repeated="2" table:default-cell-style-name="ce8"/>
        <table:table-column table:style-name="co29" table:number-columns-repeated="989" table:default-cell-style-name="Default"/>
        <table:table-row table:style-name="ro1">
          <table:table-cell table:style-name="ce1" office:value-type="string" table:number-columns-spanned="6" table:number-rows-spanned="1">
            <text:p>W REPORT</text:p>
          </table:table-cell>
          <table:covered-table-cell table:number-columns-repeated="5" table:style-name="ce9"/>
          <table:table-cell table:style-name="ce15" table:number-columns-spanned="7" table:number-rows-spanned="1"/>
          <table:covered-table-cell table:style-name="ce22"/>
          <table:covered-table-cell table:style-name="ce9"/>
          <table:covered-table-cell table:style-name="ce22"/>
          <table:covered-table-cell table:number-columns-repeated="3" table:style-name="ce9"/>
          <table:table-cell table:style-name="ce30" table:number-columns-repeated="15"/>
          <table:table-cell table:style-name="ce41"/>
          <table:table-cell table:style-name="ce30" table:number-columns-repeated="2"/>
          <table:table-cell table:style-name="ce41"/>
          <table:table-cell table:style-name="ce30" table:number-columns-repeated="2"/>
          <table:table-cell table:style-name="ce41"/>
          <table:table-cell table:number-columns-repeated="989"/>
        </table:table-row>
        <table:table-row table:style-name="ro2">
          <table:table-cell table:style-name="ce2" office:value-type="string">
            <text:p>Sl No </text:p>
          </table:table-cell>
          <table:table-cell table:style-name="ce2" office:value-type="string">
            <text:p>Invoice Number</text:p>
          </table:table-cell>
          <table:table-cell table:style-name="ce2" office:value-type="string">
            <text:p>Invoice <text:s/>Date</text:p>
          </table:table-cell>
          <table:table-cell table:style-name="ce2" office:value-type="string">
            <text:p>Bill Number</text:p>
          </table:table-cell>
          <table:table-cell table:style-name="ce2" office:value-type="string">
            <text:p>Bill Date</text:p>
          </table:table-cell>
          <table:table-cell table:style-name="ce2" office:value-type="string">
            <text:p>Goods Purchase</text:p>
          </table:table-cell>
          <table:table-cell table:style-name="ce16" office:value-type="string">
            <text:p>Quantity</text:p>
          </table:table-cell>
          <table:table-cell table:style-name="ce23" office:value-type="string">
            <text:p>Tot.Value</text:p>
          </table:table-cell>
          <table:table-cell table:style-name="ce2" office:value-type="string">
            <text:p>Rate Tax</text:p>
          </table:table-cell>
          <table:table-cell table:style-name="ce23" office:value-type="string">
            <text:p>Input Tax Paid</text:p>
          </table:table-cell>
          <table:table-cell table:style-name="ce2" office:value-type="string">
            <text:p>Seller TIN</text:p>
          </table:table-cell>
          <table:table-cell table:style-name="ce2" office:value-type="string">
            <text:p>Seller Address</text:p>
          </table:table-cell>
          <table:table-cell table:style-name="ce2" office:value-type="string">
            <text:p>UOM</text:p>
          </table:table-cell>
          <table:table-cell table:style-name="ce31" table:number-columns-repeated="15"/>
          <table:table-cell table:style-name="ce42"/>
          <table:table-cell table:style-name="ce31" table:number-columns-repeated="2"/>
          <table:table-cell table:style-name="ce42"/>
          <table:table-cell table:style-name="ce31" table:number-columns-repeated="2"/>
          <table:table-cell table:style-name="ce42"/>
          <table:table-cell table:style-name="ce43" table:number-columns-repeated="989"/>
        </table:table-row>
        <table:table-row-group>
          <table:table-row-group>
            <table:table-row-group>
              <table:table-row table:style-name="ro2">
                <table:table-cell table:style-name="ce3" office:value-type="string">
                  <text:p><text:a xlink:href="python://for%20each=%22seq,line%20in%20enumerate(get_invoice())%22" xlink:type="simple">for</text:a> </text:p>
                </table:table-cell>
                <table:table-cell table:style-name="ce10"/>
                <table:table-cell table:style-name="ce13" table:number-columns-repeated="4"/>
                <table:table-cell table:style-name="ce17"/>
                <table:table-cell table:style-name="ce24"/>
                <table:table-cell table:style-name="ce13"/>
                <table:table-cell table:style-name="ce24"/>
                <table:table-cell table:style-name="ce10"/>
                <table:table-cell table:style-name="ce13" table:number-columns-repeated="2"/>
                <table:table-cell table:number-columns-repeated="9"/>
                <table:table-cell table:style-name="ce32"/>
                <table:table-cell/>
                <table:table-cell table:style-name="ce35" table:number-columns-repeated="2"/>
                <table:table-cell table:style-name="ce40"/>
                <table:table-cell table:style-name="ce35"/>
                <table:table-cell table:style-name="ce40" table:number-columns-repeated="4"/>
                <table:table-cell/>
                <table:table-cell table:style-name="ce35"/>
                <table:table-cell table:number-columns-repeated="990"/>
              </table:table-row>
              <table:table-row table:style-name="ro2">
                <table:table-cell table:style-name="ce4" office:value-type="string">
                  <text:p><text:a xlink:href="python://seq+1" xlink:type="simple">seq</text:a></text:p>
                </table:table-cell>
                <table:table-cell table:style-name="ce4" office:value-type="string">
                  <text:p><text:a xlink:href="python://line['inv_doc']" xlink:type="simple">name</text:a></text:p>
                </table:table-cell>
                <table:table-cell table:style-name="ce4" office:value-type="string">
                  <text:p><text:a xlink:href="python://convert_date(line['date_invoice'])" xlink:type="simple">inv_date</text:a></text:p>
                </table:table-cell>
                <table:table-cell table:style-name="ce14" office:value-type="string">
                  <text:p><text:a xlink:href="python://line['bill_number']" xlink:type="simple">bill_number</text:a></text:p>
                </table:table-cell>
                <table:table-cell table:style-name="ce14" office:value-type="string">
                  <text:p><text:a xlink:href="python://convert_date(line['bill_date'])" xlink:type="simple">bill_date</text:a></text:p>
                </table:table-cell>
                <table:table-cell table:style-name="ce4" office:value-type="string">
                  <text:p><text:a xlink:href="python://line['productname']" xlink:type="simple">productname</text:a></text:p>
                </table:table-cell>
                <table:table-cell table:style-name="ce18" office:value-type="string">
                  <text:p><text:a xlink:href="python://line['vatbased_qty']" xlink:type="simple">vatbased_qty</text:a></text:p>
                </table:table-cell>
                <table:table-cell table:style-name="ce25" office:value-type="string">
                  <text:p><text:a xlink:href="python://round(line['vatbased_amt'],0)" xlink:type="simple">vatbased_amt</text:a></text:p>
                </table:table-cell>
                <table:table-cell table:style-name="ce4" office:value-type="string">
                  <text:p><text:a xlink:href="python://line['tax_name']" xlink:type="simple">tax_name</text:a></text:p>
                </table:table-cell>
                <table:table-cell table:style-name="ce29" office:value-type="string">
                  <text:p><text:a xlink:href="python://round(line['paid_amt'],0)" xlink:type="simple">paid_amt</text:a></text:p>
                </table:table-cell>
                <table:table-cell table:style-name="ce4" office:value-type="string">
                  <text:p><text:a xlink:href="python://line['tin']" xlink:type="simple">tin</text:a></text:p>
                </table:table-cell>
                <table:table-cell table:style-name="ce4" office:value-type="string">
                  <text:p><text:a xlink:href="python://line['partnername']" xlink:type="simple">partnername</text:a></text:p>
                </table:table-cell>
                <table:table-cell table:style-name="ce4" office:value-type="string">
                  <text:p><text:a xlink:href="python://line['uom']" xlink:type="simple">uom</text:a></text:p>
                </table:table-cell>
                <table:table-cell table:number-columns-repeated="1011"/>
              </table:table-row>
              <table:table-row table:style-name="ro2">
                <table:table-cell table:style-name="ce5" office:value-type="string">
                  <text:p><text:a xlink:href="python:///for" xlink:type="simple">end for</text:a></text:p>
                </table:table-cell>
                <table:table-cell table:style-name="ce11"/>
                <table:table-cell table:number-columns-repeated="8"/>
                <table:table-cell table:style-name="ce11"/>
                <table:table-cell table:number-columns-repeated="11"/>
                <table:table-cell table:style-name="ce32"/>
                <table:table-cell/>
                <table:table-cell table:style-name="ce35" table:number-columns-repeated="2"/>
                <table:table-cell table:style-name="ce40"/>
                <table:table-cell table:style-name="ce35"/>
                <table:table-cell table:style-name="ce40" table:number-columns-repeated="4"/>
                <table:table-cell/>
                <table:table-cell table:style-name="ce35"/>
                <table:table-cell table:number-columns-repeated="990"/>
              </table:table-row>
              <table:table-row table:style-name="ro1">
                <table:table-cell table:style-name="Default"/>
                <table:table-cell table:style-name="ce11"/>
                <table:table-cell table:number-columns-repeated="8"/>
                <table:table-cell table:style-name="ce11"/>
                <table:table-cell table:number-columns-repeated="11"/>
                <table:table-cell table:style-name="ce32"/>
                <table:table-cell/>
                <table:table-cell table:style-name="ce35" table:number-columns-repeated="2"/>
                <table:table-cell table:style-name="ce40" table:number-columns-repeated="6"/>
                <table:table-cell/>
                <table:table-cell table:style-name="ce35"/>
                <table:table-cell table:number-columns-repeated="990"/>
              </table:table-row>
              <table:table-row table:style-name="ro1">
                <table:table-cell table:style-name="ce6"/>
                <table:table-cell table:style-name="ce12"/>
                <table:table-cell table:number-columns-repeated="3"/>
                <table:table-cell table:style-name="ce6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 table:number-columns-repeated="6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 table:number-columns-repeated="6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1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2"/>
                <table:table-cell table:style-name="ce36"/>
                <table:table-cell table:style-name="ce38" table:number-columns-repeated="2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2"/>
                <table:table-cell table:style-name="ce36"/>
                <table:table-cell table:style-name="ce38" table:number-columns-repeated="2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4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/>
                <table:table-cell table:style-name="ce38" table:number-columns-repeated="4"/>
                <table:table-cell table:style-name="ce36" table:number-columns-repeated="2"/>
                <table:table-cell table:style-name="ce38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/>
                <table:table-cell table:style-name="ce38" table:number-columns-repeated="7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 table:number-columns-repeated="6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6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2"/>
                <table:table-cell table:style-name="ce36"/>
                <table:table-cell table:style-name="ce38" table:number-columns-repeated="2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 table:number-columns-repeated="6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 table:number-columns-repeated="6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4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9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5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/>
                <table:table-cell table:style-name="ce38" table:number-columns-repeated="7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 table:number-columns-repeated="6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2"/>
                <table:table-cell table:style-name="ce36"/>
                <table:table-cell table:style-name="ce38" table:number-columns-repeated="2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2"/>
                <table:table-cell table:style-name="ce36"/>
                <table:table-cell table:style-name="ce38" table:number-columns-repeated="2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 table:number-columns-repeated="6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7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 table:number-columns-repeated="6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 table:number-columns-repeated="6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 table:number-columns-repeated="6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7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 table:number-columns-repeated="6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2"/>
                <table:table-cell table:style-name="ce36"/>
                <table:table-cell table:style-name="ce38" table:number-columns-repeated="2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6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/>
                <table:table-cell table:style-name="ce38" table:number-columns-repeated="7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2"/>
                <table:table-cell table:style-name="ce36"/>
                <table:table-cell table:style-name="ce38" table:number-columns-repeated="2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 table:number-columns-repeated="6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 table:number-columns-repeated="6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 table:number-columns-repeated="6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 table:number-columns-repeated="6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2"/>
                <table:table-cell table:style-name="ce36"/>
                <table:table-cell table:style-name="ce38" table:number-columns-repeated="2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8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 table:number-columns-repeated="6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5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6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 table:number-columns-repeated="6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/>
                <table:table-cell table:style-name="ce38" table:number-columns-repeated="7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 table:number-columns-repeated="6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4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7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8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 table:number-columns-repeated="6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/>
                <table:table-cell table:style-name="ce38" table:number-columns-repeated="7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5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 table:number-columns-repeated="6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</table:table-row-group>
            <table:table-row table:style-name="ro1">
              <table:table-cell table:style-name="ce7" table:number-columns-repeated="6"/>
              <table:table-cell table:style-name="ce21"/>
              <table:table-cell table:style-name="ce28"/>
              <table:table-cell table:style-name="ce7"/>
              <table:table-cell table:style-name="ce28"/>
              <table:table-cell table:style-name="ce7" table:number-columns-repeated="12"/>
              <table:table-cell table:style-name="ce34"/>
              <table:table-cell table:style-name="ce7"/>
              <table:table-cell table:style-name="ce37" table:number-columns-repeated="4"/>
              <table:table-cell table:style-name="ce39"/>
              <table:table-cell table:style-name="ce37" table:number-columns-repeated="2"/>
              <table:table-cell table:style-name="ce39"/>
              <table:table-cell table:style-name="ce7"/>
              <table:table-cell table:style-name="ce37"/>
              <table:table-cell table:style-name="ce7"/>
              <table:table-cell table:style-name="ce44" table:number-columns-repeated="989"/>
            </table:table-row>
          </table:table-row-group>
          <table:table-row table:style-name="ro1">
            <table:table-cell table:style-name="ce7" table:number-columns-repeated="6"/>
            <table:table-cell table:style-name="ce21"/>
            <table:table-cell table:style-name="ce28"/>
            <table:table-cell table:style-name="ce7"/>
            <table:table-cell table:style-name="ce28"/>
            <table:table-cell table:style-name="ce7" table:number-columns-repeated="12"/>
            <table:table-cell table:style-name="ce34"/>
            <table:table-cell table:style-name="ce7"/>
            <table:table-cell table:style-name="ce37" table:number-columns-repeated="4"/>
            <table:table-cell table:style-name="ce39"/>
            <table:table-cell table:style-name="ce37" table:number-columns-repeated="2"/>
            <table:table-cell table:style-name="ce39"/>
            <table:table-cell table:style-name="ce7"/>
            <table:table-cell table:style-name="ce37"/>
            <table:table-cell table:style-name="ce7"/>
            <table:table-cell table:style-name="ce44" table:number-columns-repeated="989"/>
          </table:table-row>
          <table:table-row-group>
            <table:table-row-group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/>
                <table:table-cell table:style-name="ce38" table:number-columns-repeated="4"/>
                <table:table-cell table:style-name="ce36" table:number-columns-repeated="2"/>
                <table:table-cell table:style-name="ce38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/>
                <table:table-cell table:style-name="ce38" table:number-columns-repeated="7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/>
                <table:table-cell table:style-name="ce38" table:number-columns-repeated="4"/>
                <table:table-cell table:style-name="ce36" table:number-columns-repeated="2"/>
                <table:table-cell table:style-name="ce38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/>
                <table:table-cell table:style-name="ce38" table:number-columns-repeated="7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/>
                <table:table-cell table:style-name="ce38" table:number-columns-repeated="4"/>
                <table:table-cell table:style-name="ce36" table:number-columns-repeated="2"/>
                <table:table-cell table:style-name="ce38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</table:table-row-group>
            <table:table-row table:style-name="ro1">
              <table:table-cell table:style-name="ce7" table:number-columns-repeated="6"/>
              <table:table-cell table:style-name="ce21"/>
              <table:table-cell table:style-name="ce28"/>
              <table:table-cell table:style-name="ce7"/>
              <table:table-cell table:style-name="ce28"/>
              <table:table-cell table:style-name="ce7" table:number-columns-repeated="12"/>
              <table:table-cell table:style-name="ce34"/>
              <table:table-cell table:style-name="ce7"/>
              <table:table-cell table:style-name="ce37"/>
              <table:table-cell table:style-name="ce39" table:number-columns-repeated="4"/>
              <table:table-cell table:style-name="ce37" table:number-columns-repeated="2"/>
              <table:table-cell table:style-name="ce39"/>
              <table:table-cell table:style-name="ce7"/>
              <table:table-cell table:style-name="ce37"/>
              <table:table-cell table:style-name="ce7"/>
              <table:table-cell table:style-name="ce44" table:number-columns-repeated="989"/>
            </table:table-row>
          </table:table-row-group>
          <table:table-row table:style-name="ro1">
            <table:table-cell table:style-name="ce7" table:number-columns-repeated="6"/>
            <table:table-cell table:style-name="ce21"/>
            <table:table-cell table:style-name="ce28"/>
            <table:table-cell table:style-name="ce7"/>
            <table:table-cell table:style-name="ce28"/>
            <table:table-cell table:style-name="ce7" table:number-columns-repeated="12"/>
            <table:table-cell table:style-name="ce34"/>
            <table:table-cell table:style-name="ce7"/>
            <table:table-cell table:style-name="ce37"/>
            <table:table-cell table:style-name="ce39" table:number-columns-repeated="4"/>
            <table:table-cell table:style-name="ce37" table:number-columns-repeated="2"/>
            <table:table-cell table:style-name="ce39"/>
            <table:table-cell table:style-name="ce7"/>
            <table:table-cell table:style-name="ce37"/>
            <table:table-cell table:style-name="ce7"/>
            <table:table-cell table:style-name="ce44" table:number-columns-repeated="989"/>
          </table:table-row>
        </table:table-row-group>
        <table:table-row table:style-name="ro1">
          <table:table-cell table:style-name="ce7" table:number-columns-repeated="6"/>
          <table:table-cell table:style-name="ce21"/>
          <table:table-cell table:style-name="ce28"/>
          <table:table-cell table:style-name="ce7"/>
          <table:table-cell table:style-name="ce28"/>
          <table:table-cell table:style-name="ce7" table:number-columns-repeated="12"/>
          <table:table-cell table:style-name="ce34"/>
          <table:table-cell table:style-name="ce7"/>
          <table:table-cell table:style-name="ce37" table:number-columns-repeated="4"/>
          <table:table-cell table:style-name="ce39"/>
          <table:table-cell table:style-name="ce37" table:number-columns-repeated="2"/>
          <table:table-cell table:style-name="ce39"/>
          <table:table-cell table:style-name="ce7"/>
          <table:table-cell table:style-name="ce37"/>
          <table:table-cell table:style-name="ce7"/>
          <table:table-cell table:style-name="ce44" table:number-columns-repeated="989"/>
        </table:table-row>
        <table:table-row table:style-name="ro1" table:number-rows-repeated="10482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date>2015-10-13T18:32:58</dc:date>
    <meta:editing-cycles>145</meta:editing-cycles>
    <meta:generator>LibreOffice/3.5$Linux_x86 LibreOffice_project/350m1$Build-2</meta:generator>
    <meta:editing-duration>PT9H2M57S</meta:editing-duration>
    <dc:creator>Dev127 </dc:creator>
    <meta:document-statistic meta:table-count="1" meta:cell-count="29" meta:object-count="0"/>
    <meta:template xlink:type="simple" xlink:actuate="onRequest" xlink:title="Normal.dotm" xlink:href=""/>
  </office:meta>
</office:document-meta>
</file>